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3">
      <loext:graphic-properties draw:fill="none"/>
      <style:paragraph-properties fo:line-height="150%" fo:background-color="transparent" style:writing-mode="page"/>
      <style:text-properties style:font-name="Comfortaa" fo:font-size="10pt" officeooo:rsid="00068aa5" officeooo:paragraph-rsid="00068e76" style:font-size-asian="10pt" style:font-size-complex="10pt"/>
    </style:style>
    <style:style style:name="P2" style:family="paragraph" style:parent-style-name="Standard" style:list-style-name="L3">
      <loext:graphic-properties draw:fill="none"/>
      <style:paragraph-properties fo:line-height="150%" fo:background-color="transparent" style:writing-mode="page"/>
      <style:text-properties style:font-name="Comfortaa" fo:font-size="10pt" fo:language="uk" fo:country="UA" officeooo:rsid="00068aa5" officeooo:paragraph-rsid="00068e76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line-height="150%" style:page-number="auto" fo:background-color="transparent" style:writing-mode="page"/>
      <style:text-properties style:font-name="Comfortaa" fo:font-size="10pt" officeooo:rsid="00026c8f" officeooo:paragraph-rsid="00026c8f" style:font-size-asian="10pt" style:font-size-complex="10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uk" fo:country="UA" fo:font-weight="bold" officeooo:rsid="00068aa5" style:font-weight-asian="bold" style:font-weight-complex="bold"/>
    </style:style>
    <style:style style:name="T4" style:family="text">
      <style:text-properties officeooo:rsid="00068aa5"/>
    </style:style>
    <style:style style:name="T5" style:family="text">
      <style:text-properties officeooo:rsid="00068e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Facebook </text:span><text:span text:style-name="T2">Graph API</text:span><text:span text:style-name="T1"> є основним способом отримання даних з Facebook. Це низькорівневий API на базі HTTP, який використовується для запиту даних, публікації нових матеріалів, завантаження фотографій та інших завдань. </text:span><text:span text:style-name="T4">За допомогою даного API можна отримувати всю інформацію, що знаходиться в вільному доступі в соціальній мережі Facebook. Можна отримати дану інформацію про подію:</text:span></text:p>
      <text:list xml:id="list241404800" text:style-name="L3">
        <text:list-item>
          <text:p text:style-name="P2"><text:bookmark text:name="result_box"/>ідентифікатор події</text:p>
        </text:list-item>
        <text:list-item>
          <text:p text:style-name="P2">Кількість людей, <text:span text:style-name="T5">що </text:span>відв<text:span text:style-name="T5">і</text:span>д<text:span text:style-name="T5">а</text:span>ють подію</text:p>
        </text:list-item>
        <text:list-item>
          <text:p text:style-name="P2"><text:span text:style-name="T5">К</text:span>атегорі<text:span text:style-name="T5">ю події</text:span></text:p>
        </text:list-item>
        <text:list-item>
          <text:p text:style-name="P2">Кількість людей, <text:span text:style-name="T5">що не відвідаю </text:span>подію</text:p>
        </text:list-item>
        <text:list-item>
          <text:p text:style-name="P2"><text:span text:style-name="T5">О</text:span>пис</text:p>
        </text:list-item>
        <text:list-item>
          <text:p text:style-name="P2">Довготривалий опис</text:p>
        </text:list-item>
        <text:list-item>
          <text:p text:style-name="P2">Кількість людей, зацікавлених у заході</text:p>
        </text:list-item>
        <text:list-item>
          <text:p text:style-name="P2">Кількість людей, які, можливо, збираються на подію</text:p>
        </text:list-item>
        <text:list-item>
          <text:p text:style-name="P2">Назва події</text:p>
        </text:list-item>
        <text:list-item>
          <text:p text:style-name="P2">Профіль, який створив подію</text:p>
        </text:list-item>
        <text:list-item>
          <text:p text:style-name="P2">Група, до якої належить подія</text:p>
        </text:list-item>
        <text:list-item>
          <text:p text:style-name="P2">Місце</text:p>
        </text:list-item>
        <text:list-item>
          <text:p text:style-name="P2">Час, коли заплановано публікацію події</text:p>
        </text:list-item>
        <text:list-item>
          <text:p text:style-name="P2">Час початку</text:p>
        </text:list-item>
        <text:list-item>
          <text:p text:style-name="P2">Користувачі посилань можуть відвідати, щоб купити квиток на цю подію</text:p>
        </text:list-item>
        <text:list-item>
          <text:p text:style-name="P2">URI до умов надання послуг продавця для придбання квитків</text:p>
        </text:list-item>
        <text:list-item>
          <text:p text:style-name="P2">Часовий пояс</text:p>
        </text:list-item>
        <text:list-item>
          <text:p text:style-name="P2">Тип заходу</text:p>
        </text:list-item>
        <text:list-item>
          <text:p text:style-name="P1"><text:span text:style-name="T1">Останнє оновленн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28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8:31:53.688450732</meta:creation-date>
    <dc:date>2018-02-24T20:05:58.242322811</dc:date>
    <meta:editing-duration>PT31M38S</meta:editing-duration>
    <meta:editing-cycles>2</meta:editing-cycles>
    <meta:generator>LibreOffice/5.4.4.1$Linux_X86_64 LibreOffice_project/40$Build-1</meta:generator>
    <meta:document-statistic meta:table-count="0" meta:image-count="0" meta:object-count="0" meta:page-count="1" meta:paragraph-count="20" meta:word-count="145" meta:character-count="897" meta:non-whitespace-character-count="791"/>
  </office:meta>
</office:document-meta>
</file>